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f9faed" draw:textarea-horizontal-align="justify" draw:textarea-vertical-align="middle" draw:auto-grow-height="false" fo:min-height="2.873cm" fo:min-width="20.31cm" fo:padding-top="0.151cm" fo:padding-bottom="0.151cm" fo:padding-left="0.276cm" fo:padding-right="0.276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e8f1fa" draw:textarea-horizontal-align="justify" draw:textarea-vertical-align="middle" draw:auto-grow-height="false" fo:min-height="13.236cm" fo:min-width="42.121cm" fo:padding-top="0.151cm" fo:padding-bottom="0.151cm" fo:padding-left="0.276cm" fo:padding-right="0.276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f2f0f7" draw:textarea-horizontal-align="justify" draw:textarea-vertical-align="middle" draw:auto-grow-height="false" fo:min-height="5.056cm" fo:min-width="23.355cm" fo:padding-top="0.151cm" fo:padding-bottom="0.151cm" fo:padding-left="0.276cm" fo:padding-right="0.276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fdd48f" draw:textarea-horizontal-align="justify" draw:textarea-vertical-align="middle" draw:auto-grow-height="false" fo:min-height="2.238cm" fo:min-width="4.398cm" fo:padding-top="0.151cm" fo:padding-bottom="0.151cm" fo:padding-left="0.276cm" fo:padding-right="0.276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svg:stroke-width="0.053cm" svg:stroke-color="#000000" draw:marker-start-width="0.279cm" draw:marker-end-width="0.279cm" draw:fill="solid" draw:fill-color="#fdd48f" draw:textarea-horizontal-align="justify" draw:textarea-vertical-align="middle" draw:auto-grow-height="false" fo:min-height="2.555cm" fo:min-width="3.741cm" fo:padding-top="0.151cm" fo:padding-bottom="0.151cm" fo:padding-left="0.276cm" fo:padding-right="0.276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b8d698" draw:textarea-horizontal-align="justify" draw:textarea-vertical-align="middle" draw:auto-grow-height="false" fo:min-height="2.238cm" fo:min-width="4.398cm" fo:padding-top="0.151cm" fo:padding-bottom="0.151cm" fo:padding-left="0.276cm" fo:padding-right="0.276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106cm" svg:stroke-color="#000000" draw:marker-start-width="0.358cm" draw:marker-end="Arrowheads_20_9" draw:marker-end-width="0.458cm" draw:fill="none" draw:textarea-vertical-align="middle" fo:padding-top="0.177cm" fo:padding-bottom="0.177cm" fo:padding-left="0.302cm" fo:padding-right="0.302cm" loext:decorative="false"/>
    </style:style>
    <style:style style:name="gr8" style:family="graphic" style:parent-style-name="standard">
      <style:graphic-properties svg:stroke-width="0.053cm" svg:stroke-color="#000000" draw:marker-start-width="0.279cm" draw:marker-end-width="0.279cm" draw:fill="solid" draw:fill-color="#b8d698" draw:textarea-horizontal-align="justify" draw:textarea-vertical-align="middle" draw:auto-grow-height="false" fo:min-height="2.238cm" fo:min-width="4.401cm" fo:padding-top="0.151cm" fo:padding-bottom="0.151cm" fo:padding-left="0.276cm" fo:padding-right="0.276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3cdbb" draw:textarea-horizontal-align="justify" draw:textarea-vertical-align="middle" draw:auto-grow-height="false" fo:min-height="2.238cm" fo:min-width="2.013cm" fo:padding-top="0.151cm" fo:padding-bottom="0.151cm" fo:padding-left="0.276cm" fo:padding-right="0.276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solid" draw:fill-color="#dedaeb" draw:textarea-horizontal-align="justify" draw:textarea-vertical-align="middle" draw:auto-grow-height="false" fo:min-height="2.238cm" fo:min-width="3.576cm" fo:padding-top="0.151cm" fo:padding-bottom="0.151cm" fo:padding-left="0.276cm" fo:padding-right="0.276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87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843cm" loext:decorative="false"/>
      <style:paragraph-properties style:writing-mode="lr-tb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solid" draw:fill-color="#e0e69a" draw:textarea-horizontal-align="justify" draw:textarea-vertical-align="middle" draw:auto-grow-height="false" fo:min-height="2.238cm" fo:min-width="4.029cm" fo:padding-top="0.151cm" fo:padding-bottom="0.151cm" fo:padding-left="0.276cm" fo:padding-right="0.276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753cm" loext:decorative="false"/>
      <style:paragraph-properties style:writing-mode="lr-tb"/>
    </style:style>
    <style:style style:name="gr15" style:family="graphic" style:parent-style-name="standard" style:list-style-name="L1">
      <style:graphic-properties svg:stroke-width="0.053cm" svg:stroke-color="#000000" draw:marker-start-width="0.279cm" draw:marker-end-width="0.279cm" draw:fill-color="#8ebae5" draw:textarea-horizontal-align="justify" draw:textarea-vertical-align="middle" draw:auto-grow-height="false" fo:min-height="2.555cm" fo:min-width="4.081cm" fo:padding-top="0.151cm" fo:padding-bottom="0.151cm" fo:padding-left="0.276cm" fo:padding-right="0.276cm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.159cm" svg:stroke-color="#000000" draw:marker-start-width="0.438cm" draw:marker-end-width="0.438cm" draw:fill="solid" draw:fill-color="#ffffff" draw:textarea-horizontal-align="justify" draw:textarea-vertical-align="middle" draw:auto-grow-height="false" fo:min-height="1.097cm" fo:min-width="0.847cm" fo:padding-top="0.204cm" fo:padding-bottom="0.204cm" fo:padding-left="0.329cm" fo:padding-right="0.329cm" fo:wrap-option="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883cm" loext:decorative="false"/>
      <style:paragraph-properties style:writing-mode="lr-tb"/>
    </style:style>
    <style:style style:name="gr18" style:family="graphic" style:parent-style-name="standard">
      <style:graphic-properties svg:stroke-width="0.159cm" svg:stroke-color="#000000" draw:marker-start-width="0.438cm" draw:marker-end-width="0.438cm" draw:fill="solid" draw:fill-color="#ffffff" draw:textarea-horizontal-align="justify" draw:textarea-vertical-align="middle" draw:auto-grow-height="false" fo:min-height="0.939cm" fo:min-width="0.689cm" fo:padding-top="0.204cm" fo:padding-bottom="0.204cm" fo:padding-left="0.329cm" fo:padding-right="0.329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911cm" loext:decorative="false"/>
      <style:paragraph-properties style:writing-mode="lr-tb"/>
    </style:style>
    <style:style style:name="gr20" style:family="graphic" style:parent-style-name="standard" style:list-style-name="L1">
      <style:graphic-properties svg:stroke-width="0.053cm" svg:stroke-color="#000000" draw:marker-start-width="0.279cm" draw:marker-end-width="0.279cm" draw:fill="solid" draw:fill-color="#c7ddf2" draw:textarea-horizontal-align="justify" draw:textarea-vertical-align="middle" draw:auto-grow-height="false" fo:min-height="1.898cm" fo:min-width="3.446cm" fo:padding-top="0.151cm" fo:padding-bottom="0.151cm" fo:padding-left="0.276cm" fo:padding-right="0.276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width="0.053cm" svg:stroke-color="#000000" draw:marker-start-width="0.279cm" draw:marker-end-width="0.279cm" draw:fill-color="#8ebae5" draw:textarea-horizontal-align="justify" draw:textarea-vertical-align="middle" draw:auto-grow-height="false" fo:min-height="2.555cm" fo:min-width="2.811cm" fo:padding-top="0.151cm" fo:padding-bottom="0.151cm" fo:padding-left="0.276cm" fo:padding-right="0.276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614cm" loext:decorative="false"/>
      <style:paragraph-properties style:writing-mode="lr-tb"/>
    </style:style>
    <style:style style:name="gr23" style:family="graphic" style:parent-style-name="standard" style:list-style-name="L1">
      <style:graphic-properties svg:stroke-width="0.053cm" svg:stroke-color="#000000" draw:marker-start-width="0.279cm" draw:marker-end-width="0.279cm" draw:fill-color="#8ebae5" draw:textarea-horizontal-align="justify" draw:textarea-vertical-align="middle" draw:auto-grow-height="false" fo:min-height="2.555cm" fo:min-width="2.811cm" fo:padding-top="0.151cm" fo:padding-bottom="0.151cm" fo:padding-left="0.276cm" fo:padding-right="0.276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width="0.053cm" svg:stroke-color="#000000" draw:marker-start-width="0.279cm" draw:marker-end-width="0.279cm" draw:fill-color="#8ebae5" draw:textarea-horizontal-align="justify" draw:textarea-vertical-align="middle" draw:auto-grow-height="false" fo:min-height="2.555cm" fo:min-width="2.811cm" fo:padding-top="0.151cm" fo:padding-bottom="0.151cm" fo:padding-left="0.276cm" fo:padding-right="0.276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0.711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1.079cm" loext:decorative="false"/>
      <style:paragraph-properties style:writing-mode="lr-tb"/>
    </style:style>
    <style:style style:name="gr27" style:family="graphic" style:parent-style-name="objectwithoutfill">
      <style:graphic-properties svg:stroke-width="0.106cm" svg:stroke-color="#000000" draw:marker-start-width="0.359cm" draw:marker-end="Arrowheads_20_10" draw:marker-end-width="0.459cm" draw:fill="none" draw:textarea-vertical-align="middle" fo:padding-top="0.178cm" fo:padding-bottom="0.178cm" fo:padding-left="0.303cm" fo:padding-right="0.303cm" loext:decorative="fals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0.426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0.923cm" loext:decorative="false"/>
      <style:paragraph-properties style:writing-mode="lr-tb"/>
    </style:style>
    <style:style style:name="gr30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31" style:family="graphic" style:parent-style-name="objectwithoutfill">
      <style:graphic-properties svg:stroke-width="0.159cm" svg:stroke-color="#ffffff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1.094cm" loext:decorative="false"/>
      <style:paragraph-properties style:writing-mode="lr-tb"/>
    </style:style>
    <style:style style:name="P1" style:family="paragraph">
      <style:paragraph-properties fo:text-align="center"/>
      <style:text-properties style:font-name="Liberation Serif" fo:font-size="28pt" style:font-size-asian="28pt" style:font-size-complex="28pt"/>
    </style:style>
    <style:style style:name="P2" style:family="paragraph">
      <loext:graphic-properties draw:fill="solid" draw:fill-color="#f9faed"/>
      <style:paragraph-properties fo:text-align="center" style:writing-mode="lr-tb"/>
      <style:text-properties style:font-name="Liberation Serif" fo:font-size="28pt" style:font-size-asian="28pt" style:font-size-complex="28pt"/>
    </style:style>
    <style:style style:name="P3" style:family="paragraph">
      <loext:graphic-properties draw:fill="solid" draw:fill-color="#e8f1fa"/>
      <style:paragraph-properties fo:text-align="center" style:writing-mode="lr-tb"/>
      <style:text-properties style:font-name="Liberation Serif" fo:font-size="28pt" style:font-size-asian="28pt" style:font-size-complex="28pt"/>
    </style:style>
    <style:style style:name="P4" style:family="paragraph">
      <loext:graphic-properties draw:fill="solid" draw:fill-color="#f2f0f7"/>
      <style:paragraph-properties fo:text-align="center" style:writing-mode="lr-tb"/>
      <style:text-properties style:font-name="Liberation Serif" fo:font-size="28pt" style:font-size-asian="28pt" style:font-size-complex="28pt"/>
    </style:style>
    <style:style style:name="P5" style:family="paragraph">
      <loext:graphic-properties draw:fill="solid" draw:fill-color="#fdd48f"/>
      <style:paragraph-properties fo:text-align="center" style:writing-mode="lr-tb"/>
      <style:text-properties style:font-name="Liberation Serif" fo:font-size="28pt" style:font-size-asian="28pt" style:font-size-complex="28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font-name="Liberation Serif" fo:font-size="28pt" style:font-size-asian="28pt" style:font-size-complex="28pt"/>
    </style:style>
    <style:style style:name="P7" style:family="paragraph">
      <loext:graphic-properties draw:fill="solid" draw:fill-color="#fdd48f"/>
      <style:paragraph-properties fo:margin-left="0cm" fo:margin-right="0cm" fo:margin-top="0cm" fo:margin-bottom="0cm" fo:line-height="100%" fo:text-align="center" fo:text-indent="0cm" style:writing-mode="lr-tb"/>
      <style:text-properties style:font-name="Liberation Serif" fo:font-size="28pt" style:font-size-asian="28pt" style:font-size-complex="28pt"/>
    </style:style>
    <style:style style:name="P8" style:family="paragraph">
      <loext:graphic-properties draw:fill="solid" draw:fill-color="#b8d698"/>
      <style:paragraph-properties fo:text-align="center" style:writing-mode="lr-tb"/>
      <style:text-properties style:font-name="Liberation Serif" fo:font-size="28pt" style:font-size-asian="28pt" style:font-size-complex="2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3cdbb"/>
      <style:paragraph-properties fo:text-align="center" style:writing-mode="lr-tb"/>
      <style:text-properties style:font-name="Liberation Serif" fo:font-size="28pt" style:font-size-asian="28pt" style:font-size-complex="28pt"/>
    </style:style>
    <style:style style:name="P11" style:family="paragraph">
      <loext:graphic-properties draw:fill="solid" draw:fill-color="#dedaeb"/>
      <style:paragraph-properties fo:text-align="center" style:writing-mode="lr-tb"/>
      <style:text-properties style:font-name="Liberation Serif" fo:font-size="28pt" style:font-size-asian="28pt" style:font-size-complex="28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loext:graphic-properties draw:fill="none" draw:fill-color="#ffffff"/>
      <style:text-properties style:font-name="Liberation Serif" fo:font-size="24pt" style:font-size-asian="24pt" style:font-size-complex="24pt"/>
    </style:style>
    <style:style style:name="P14" style:family="paragraph">
      <loext:graphic-properties draw:fill="solid" draw:fill-color="#e0e69a"/>
      <style:paragraph-properties fo:text-align="center" style:writing-mode="lr-tb"/>
      <style:text-properties style:font-name="Liberation Serif" fo:font-size="28pt" style:font-size-asian="28pt" style:font-size-complex="28pt"/>
    </style:style>
    <style:style style:name="P15" style:family="paragraph">
      <loext:graphic-properties draw:fill-color="#8ebae5"/>
      <style:paragraph-properties fo:margin-left="0cm" fo:margin-right="0cm" fo:margin-top="0cm" fo:margin-bottom="0cm" fo:line-height="100%" fo:text-align="center" fo:text-indent="0cm" style:writing-mode="lr-tb"/>
      <style:text-properties style:font-name="Liberation Serif" fo:font-size="28pt" style:font-size-asian="28pt" style:font-size-complex="28pt"/>
    </style:style>
    <style:style style:name="P16" style:family="paragraph"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17" style:family="paragraph">
      <loext:graphic-properties draw:fill="solid" draw:fill-color="#ffffff"/>
      <style:paragraph-properties fo:text-align="center" style:writing-mode="lr-tb"/>
      <style:text-properties fo:font-size="30pt" fo:font-weight="bold" style:font-size-asian="30pt" style:font-weight-asian="bold" style:font-size-complex="30pt" style:font-weight-complex="bold"/>
    </style:style>
    <style:style style:name="P18" style:family="paragraph">
      <loext:graphic-properties draw:fill="solid" draw:fill-color="#c7ddf2"/>
      <style:paragraph-properties fo:margin-left="0cm" fo:margin-right="0cm" fo:margin-top="0cm" fo:margin-bottom="0cm" fo:line-height="100%" fo:text-align="center" fo:text-indent="0cm" style:writing-mode="lr-tb"/>
      <style:text-properties style:font-name="Liberation Serif" fo:font-size="28pt" style:font-size-asian="28pt" style:font-size-complex="28pt"/>
    </style:style>
    <style:style style:name="P19" style:family="paragraph">
      <loext:graphic-properties draw:fill="none" draw:fill-color="#ffffff"/>
      <style:text-properties style:font-name="Liberation Serif" fo:font-size="28pt" style:font-size-asian="28pt" style:font-size-complex="28pt"/>
    </style:style>
    <style:style style:name="T1" style:family="text">
      <style:text-properties style:font-name="Liberation Serif" fo:font-size="28pt" style:font-size-asian="28pt" style:font-size-complex="28pt"/>
    </style:style>
    <style:style style:name="T2" style:family="text">
      <style:text-properties style:font-name="Liberation Serif" fo:font-size="24pt" style:font-size-asian="24pt" style:font-size-complex="24pt"/>
    </style:style>
    <style:style style:name="T3" style:family="text">
      <style:text-properties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.862cm" svg:height="3.175cm" svg:x="19.825cm" svg:y="0.34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2.673cm" svg:height="13.538cm" svg:x="11.887cm" svg:y="6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3.907cm" svg:height="5.358cm" svg:x="17.92cm" svg:y="7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1" draw:id="id1" draw:layer="layout" svg:width="4.95cm" svg:height="2.54cm" svg:x="4.23cm" svg:y="9.412cm">
          <text:p text:style-name="P1"><text:span text:style-name="T1">Mod</text:span><text:span text:style-name="T1">el </text:span><text:span text:style-name="T1">Para</text:span><text:span text:style-name="T1">mete</text:span><text:span text:style-name="T1">r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7" draw:id="id7" draw:layer="layout" svg:width="4.293cm" svg:height="2.857cm" svg:x="20.882cm" svg:y="9.257cm">
          <text:p text:style-name="P6"><text:span text:style-name="T1">For</text:span><text:span text:style-name="T1">ward </text:span><text:span text:style-name="T1">pass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16" draw:id="id16" draw:layer="layout" svg:width="4.95cm" svg:height="2.54cm" svg:x="4.23cm" svg:y="13.679cm">
          <text:p text:style-name="P1"><text:span text:style-name="T1">Inpu</text:span><text:span text:style-name="T1">t </text:span><text:span text:style-name="T1">batc</text:span><text:span text:style-name="T1">h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9.18cm" svg:y1="10.682cm" svg:x2="11.891cm" svg:y2="10.68cm" draw:start-shape="id1" draw:start-glue-point="1" draw:end-shape="id2" draw:end-glue-point="3" svg:d="M9180 10682h1355v-2h1356" svg:viewBox="0 0 2712 3">
          <text:p/>
        </draw:connector>
        <draw:connector draw:style-name="gr7" draw:text-style-name="P9" draw:layer="layout" svg:x1="9.18cm" svg:y1="18.324cm" svg:x2="11.891cm" svg:y2="18.323cm" draw:start-shape="id3" draw:start-glue-point="1" draw:end-shape="id4" draw:end-glue-point="3" svg:d="M9180 18324h1355v-1h1356" svg:viewBox="0 0 2712 2">
          <text:p/>
        </draw:connector>
        <draw:custom-shape draw:style-name="gr8" draw:text-style-name="P8" xml:id="id3" draw:id="id3" draw:layer="layout" svg:width="4.953cm" svg:height="2.54cm" svg:x="4.227cm" svg:y="17.054cm">
          <text:p text:style-name="P1"><text:span text:style-name="T1">Tar</text:span><text:span text:style-name="T1">get </text:span><text:span text:style-name="T1">bat</text:span><text:span text:style-name="T1">ch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8" draw:id="id8" draw:layer="layout" svg:width="2.565cm" svg:height="2.54cm" svg:x="27.752cm" svg:y="9.42cm">
          <text:p text:style-name="P1"><text:span text:style-name="T1">Loss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line-skew="3.993cm" svg:x1="15.254cm" svg:y1="14.951cm" svg:x2="23.036cm" svg:y2="13.396cm" draw:start-shape="id5" draw:start-glue-point="1" draw:end-shape="id6" draw:end-glue-point="2" svg:d="M15254 14951h7782v-1555" svg:viewBox="0 0 7783 1556">
          <text:p/>
        </draw:connector>
        <draw:connector draw:style-name="gr7" draw:text-style-name="P9" draw:layer="layout" svg:x1="25.175cm" svg:y1="10.685cm" svg:x2="27.752cm" svg:y2="10.69cm" draw:start-shape="id7" draw:start-glue-point="1" draw:end-shape="id8" draw:end-glue-point="3" svg:d="M25175 10685h1288v5h1289" svg:viewBox="0 0 2578 6">
          <text:p/>
        </draw:connector>
        <draw:connector draw:style-name="gr7" draw:text-style-name="P9" draw:layer="layout" svg:x1="30.317cm" svg:y1="10.69cm" svg:x2="33.074cm" svg:y2="10.687cm" draw:start-shape="id8" draw:start-glue-point="1" draw:end-shape="id9" draw:end-glue-point="6" svg:d="M30317 10690h1351v-3h1406" svg:viewBox="0 0 2758 4">
          <text:p/>
        </draw:connector>
        <draw:custom-shape draw:style-name="gr10" draw:text-style-name="P11" xml:id="id13" draw:id="id13" draw:layer="layout" svg:width="4.128cm" svg:height="2.54cm" svg:x="37.699cm" svg:y="9.416cm">
          <text:p text:style-name="P1"><text:span text:style-name="T1">Grad</text:span><text:span text:style-name="T1">ient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55.522cm" svg:y1="10.648cm" svg:x2="30.989cm" svg:y2="1.931cm" draw:start-shape="id10" draw:start-glue-point="1" draw:end-shape="id11" draw:end-glue-point="1" svg:d="M55522 10648v-8717h-24533" svg:viewBox="0 0 24534 8718">
          <text:p/>
        </draw:connector>
        <draw:frame draw:style-name="gr11" draw:text-style-name="P13" draw:layer="layout" svg:width="3.408cm" svg:height="2.123cm" svg:x="9.014cm" svg:y="9.515cm">
          <draw:text-box>
            <text:p text:style-name="P12"><text:span text:style-name="T2">float32</text:span></text:p>
          </draw:text-box>
        </draw:frame>
        <draw:frame draw:style-name="gr11" draw:text-style-name="P13" draw:layer="layout" svg:width="3.125cm" svg:height="2.123cm" svg:x="9.08cm" svg:y="13.777cm">
          <draw:text-box>
            <text:p text:style-name="P12"><text:span text:style-name="T2">float32</text:span></text:p>
          </draw:text-box>
        </draw:frame>
        <draw:frame draw:style-name="gr11" draw:text-style-name="P13" draw:layer="layout" svg:width="3.431cm" svg:height="2.123cm" svg:x="9.091cm" svg:y="17.159cm">
          <draw:text-box>
            <text:p text:style-name="P12"><text:span text:style-name="T2">float3</text:span><text:span text:style-name="T2">2</text:span></text:p>
          </draw:text-box>
        </draw:frame>
        <draw:frame draw:style-name="gr11" draw:text-style-name="P13" draw:layer="layout" svg:width="3.048cm" svg:height="2.123cm" svg:x="25.032cm" svg:y="9.574cm">
          <draw:text-box>
            <text:p text:style-name="P12"><text:span text:style-name="T2">float16</text:span></text:p>
          </draw:text-box>
        </draw:frame>
        <draw:frame draw:style-name="gr12" draw:text-style-name="P13" draw:layer="layout" svg:width="3.108cm" svg:height="1.187cm" svg:x="30.334cm" svg:y="9.574cm">
          <draw:text-box>
            <text:p text:style-name="P12"><text:span text:style-name="T2">float16</text:span></text:p>
          </draw:text-box>
        </draw:frame>
        <draw:frame draw:style-name="gr11" draw:text-style-name="P13" draw:layer="layout" svg:width="2.908cm" svg:height="2.123cm" svg:x="20.142cm" svg:y="0.743cm">
          <draw:text-box>
            <text:p text:style-name="P12"><text:span text:style-name="T2">float32</text:span></text:p>
          </draw:text-box>
        </draw:frame>
        <draw:custom-shape draw:style-name="gr13" draw:text-style-name="P14" xml:id="id12" draw:id="id12" draw:layer="layout" svg:width="4.581cm" svg:height="2.54cm" svg:x="22.864cm" svg:y="0.629cm">
          <text:p text:style-name="P1"><text:span text:style-name="T1">Opti</text:span><text:span text:style-name="T1">mize</text:span><text:span text:style-name="T1">r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22.864cm" svg:y1="1.899cm" svg:x2="6.705cm" svg:y2="9.412cm" draw:start-shape="id12" draw:start-glue-point="3" draw:end-shape="id1" draw:end-glue-point="0" svg:d="M22864 1899h-16159v7513" svg:viewBox="0 0 16160 7514">
          <text:p/>
        </draw:connector>
        <draw:frame draw:style-name="gr14" draw:text-style-name="P13" draw:layer="layout" svg:width="3.214cm" svg:height="1.187cm" svg:x="51.573cm" svg:y="9.464cm">
          <draw:text-box>
            <text:p text:style-name="P12"><text:span text:style-name="T2">float32</text:span></text:p>
          </draw:text-box>
        </draw:frame>
        <draw:custom-shape draw:style-name="gr15" draw:text-style-name="P15" xml:id="id20" draw:id="id20" draw:layer="layout" svg:width="4.633cm" svg:height="2.857cm" svg:x="43.444cm" svg:y="2.435cm">
          <text:p text:style-name="P6"><text:span text:style-name="T1">Dyn</text:span><text:span text:style-name="T1">amic </text:span><text:span text:style-name="T1">Scali</text:span><text:span text:style-name="T1">ng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xml:id="id9" draw:id="id9" draw:layer="layout" svg:width="1.905cm" svg:height="1.905cm" svg:x="33.074cm" svg:y="9.734cm">
          <text:p text:style-name="P16"><text:span text:style-name="T3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svg:x1="34.979cm" svg:y1="10.687cm" svg:x2="37.699cm" svg:y2="10.686cm" draw:start-shape="id9" draw:start-glue-point="10" draw:end-shape="id13" draw:end-glue-point="3" svg:d="M34979 10687h1387v-1h1333" svg:viewBox="0 0 2721 2">
          <text:p/>
        </draw:connector>
        <draw:frame draw:style-name="gr17" draw:text-style-name="P13" draw:layer="layout" svg:width="3.143cm" svg:height="1.187cm" svg:x="34.979cm" svg:y="9.534cm">
          <draw:text-box>
            <text:p text:style-name="P12"><text:span text:style-name="T2">float16</text:span></text:p>
          </draw:text-box>
        </draw:frame>
        <draw:custom-shape draw:style-name="gr18" draw:text-style-name="P17" xml:id="id14" draw:id="id14" draw:layer="layout" svg:width="1.905cm" svg:height="1.905cm" svg:x="49.738cm" svg:y="9.734cm">
          <text:p text:style-name="P16"><text:span text:style-name="T3">/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xml:id="id18" draw:id="id18" draw:layer="layout" svg:x1="41.827cm" svg:y1="10.686cm" svg:x2="49.738cm" svg:y2="10.687cm" draw:start-shape="id13" draw:start-glue-point="1" draw:end-shape="id14" draw:end-glue-point="6" svg:d="M41827 10686h3929v1h3982" svg:viewBox="0 0 7912 2">
          <text:p/>
        </draw:connector>
        <draw:frame draw:style-name="gr19" draw:text-style-name="P13" draw:layer="layout" svg:width="3.321cm" svg:height="1.187cm" svg:x="41.851cm" svg:y="9.306cm">
          <draw:text-box>
            <text:p text:style-name="P12"><text:span text:style-name="T2">float16</text:span></text:p>
          </draw:text-box>
        </draw:frame>
        <draw:connector draw:style-name="gr7" draw:text-style-name="P9" draw:layer="layout" draw:line-skew="-2.836cm" svg:x1="48.077cm" svg:y1="3.963cm" svg:x2="50.691cm" svg:y2="9.734cm" draw:end-shape="id14" draw:end-glue-point="4" svg:d="M48077 3963v-241h2614v6012" svg:viewBox="0 0 2615 6013">
          <text:p/>
        </draw:connector>
        <draw:custom-shape draw:style-name="gr20" draw:text-style-name="P18" xml:id="id19" draw:id="id19" draw:layer="layout" svg:width="3.998cm" svg:height="2.2cm" svg:x="43.755cm" svg:y="6.93cm">
          <text:p text:style-name="P6"><text:span text:style-name="T1">Loss finite?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xml:id="id2" draw:id="id2" draw:layer="layout" svg:width="3.363cm" svg:height="2.857cm" svg:x="11.891cm" svg:y="9.252cm">
          <text:p text:style-name="P6"><text:span text:style-name="T1">Cast to float16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15.254cm" svg:y1="10.68cm" svg:x2="17.92cm" svg:y2="10.686cm" draw:start-shape="id2" draw:start-glue-point="1" draw:end-shape="id15" svg:d="M15254 10680h1320v6h1346" svg:viewBox="0 0 2667 7">
          <text:p/>
        </draw:connector>
        <draw:frame draw:style-name="gr22" draw:text-style-name="P13" draw:layer="layout" svg:width="3.121cm" svg:height="1.187cm" svg:x="15.173cm" svg:y="9.486cm">
          <draw:text-box>
            <text:p text:style-name="P12"><text:span text:style-name="T2">float1</text:span><text:span text:style-name="T2">6</text:span></text:p>
          </draw:text-box>
        </draw:frame>
        <draw:custom-shape draw:style-name="gr23" draw:text-style-name="P15" xml:id="id5" draw:id="id5" draw:layer="layout" svg:width="3.363cm" svg:height="2.857cm" svg:x="11.891cm" svg:y="13.523cm">
          <text:p text:style-name="P6"><text:span text:style-name="T1">Cast to float16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9.18cm" svg:y1="14.949cm" svg:x2="11.891cm" svg:y2="14.951cm" draw:start-shape="id16" draw:end-shape="id5" draw:end-glue-point="3" svg:d="M9180 14949h1355v2h1356" svg:viewBox="0 0 2712 3">
          <text:p/>
        </draw:connector>
        <draw:custom-shape draw:style-name="gr24" draw:text-style-name="P15" xml:id="id4" draw:id="id4" draw:layer="layout" svg:width="3.363cm" svg:height="2.857cm" svg:x="11.891cm" svg:y="16.895cm">
          <text:p text:style-name="P6"><text:span text:style-name="T1">Cast to float16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15.254cm" svg:y1="18.323cm" svg:x2="28.733cm" svg:y2="13.369cm" draw:start-shape="id4" draw:start-glue-point="1" draw:end-shape="id17" draw:end-glue-point="2" svg:d="M15254 18323h13479v-4954" svg:viewBox="0 0 13480 4955">
          <text:p/>
        </draw:connector>
        <draw:frame draw:style-name="gr25" draw:text-style-name="P13" draw:layer="layout" svg:width="3.755cm" svg:height="1.187cm" svg:x="15.105cm" svg:y="13.886cm">
          <draw:text-box>
            <text:p text:style-name="P12"><text:span text:style-name="T2">float16</text:span></text:p>
          </draw:text-box>
        </draw:frame>
        <draw:frame draw:style-name="gr11" draw:text-style-name="P13" draw:layer="layout" svg:width="3.754cm" svg:height="2.123cm" svg:x="15.106cm" svg:y="17.186cm">
          <draw:text-box>
            <text:p text:style-name="P12"><text:span text:style-name="T2">float16</text:span></text:p>
          </draw:text-box>
        </draw:frame>
        <draw:frame draw:style-name="gr26" draw:text-style-name="P19" draw:layer="layout" svg:width="10.71cm" svg:height="1.344cm" svg:x="17.866cm" svg:y="7.881cm">
          <draw:text-box>
            <text:p><text:span text:style-name="T1">@equinox.</text:span><text:span text:style-name="T1">filter_grad</text:span></text:p>
          </draw:text-box>
        </draw:frame>
        <draw:line draw:style-name="gr27" draw:text-style-name="P9" xml:id="id15" draw:id="id15" draw:layer="layout" svg:x1="17.92cm" svg:y1="10.686cm" svg:x2="20.883cm" svg:y2="10.686cm">
          <text:p/>
        </draw:line>
        <draw:frame draw:style-name="gr28" draw:text-style-name="P13" draw:layer="layout" svg:width="2.997cm" svg:height="1.187cm" svg:x="17.933cm" svg:y="9.474cm">
          <draw:text-box>
            <text:p text:style-name="P12"><text:span text:style-name="T2">float16</text:span></text:p>
          </draw:text-box>
        </draw:frame>
        <draw:line draw:style-name="gr27" draw:text-style-name="P9" xml:id="id17" draw:id="id17" draw:layer="layout" svg:x1="28.737cm" svg:y1="13.369cm" svg:x2="28.729cm" svg:y2="11.948cm">
          <text:p/>
        </draw:line>
        <draw:line draw:style-name="gr27" draw:text-style-name="P9" xml:id="id6" draw:id="id6" draw:layer="layout" svg:x1="23.036cm" svg:y1="13.396cm" svg:x2="23.036cm" svg:y2="12.114cm">
          <text:p/>
        </draw:line>
        <draw:frame draw:style-name="gr11" draw:text-style-name="P13" draw:layer="layout" svg:width="2.933cm" svg:height="2.123cm" svg:x="23.1cm" svg:y="12.155cm">
          <draw:text-box>
            <text:p text:style-name="P12"><text:span text:style-name="T2">float16</text:span></text:p>
          </draw:text-box>
        </draw:frame>
        <draw:frame draw:style-name="gr29" draw:text-style-name="P13" draw:layer="layout" svg:width="2.907cm" svg:height="1.187cm" svg:x="28.743cm" svg:y="12.152cm">
          <draw:text-box>
            <text:p text:style-name="P12"><text:span text:style-name="T2">float16</text:span></text:p>
          </draw:text-box>
        </draw:frame>
        <draw:line draw:style-name="gr27" draw:text-style-name="P9" draw:layer="layout" svg:x1="51.743cm" svg:y1="10.668cm" svg:x2="54.57cm" svg:y2="10.651cm">
          <text:p/>
        </draw:line>
        <draw:frame draw:style-name="gr26" draw:text-style-name="P19" draw:layer="layout" svg:width="10.71cm" svg:height="1.344cm" svg:x="11.866cm" svg:y="6.381cm">
          <draw:text-box>
            <text:p><text:span text:style-name="T1">@mp</text:span><text:span text:style-name="T1">x.filte</text:span><text:span text:style-name="T1">r_grad</text:span></text:p>
          </draw:text-box>
        </draw:frame>
        <draw:line draw:style-name="gr30" draw:text-style-name="P9" xml:id="id10" draw:id="id10" draw:layer="layout" svg:x1="54.57cm" svg:y1="10.648cm" svg:x2="55.522cm" svg:y2="10.648cm">
          <text:p/>
        </draw:line>
        <draw:line draw:style-name="gr30" draw:text-style-name="P9" draw:layer="layout" svg:x1="54.57cm" svg:y1="10.648cm" svg:x2="55.574cm" svg:y2="10.655cm">
          <text:p/>
        </draw:line>
        <draw:frame draw:style-name="gr11" draw:text-style-name="P13" draw:layer="layout" svg:width="3.25cm" svg:height="2.123cm" svg:x="55.465cm" svg:y="9.696cm">
          <draw:text-box>
            <text:p text:style-name="P12"><text:span text:style-name="T2">float32</text:span></text:p>
          </draw:text-box>
        </draw:frame>
        <draw:line draw:style-name="gr27" draw:text-style-name="P9" draw:layer="layout" svg:x1="28.715cm" svg:y1="1.935cm" svg:x2="27.445cm" svg:y2="1.935cm">
          <text:p/>
        </draw:line>
        <draw:line draw:style-name="gr30" draw:text-style-name="P9" xml:id="id11" draw:id="id11" draw:layer="layout" svg:x1="29.985cm" svg:y1="1.928cm" svg:x2="30.989cm" svg:y2="1.935cm">
          <text:p/>
        </draw:line>
        <draw:line draw:style-name="gr30" draw:text-style-name="P9" xml:id="id21" draw:id="id21" draw:layer="layout" svg:x1="28.985cm" svg:y1="1.617cm" svg:x2="29.989cm" svg:y2="1.936cm">
          <text:p/>
        </draw:line>
        <draw:connector draw:style-name="gr7" draw:text-style-name="P9" draw:layer="layout" svg:x1="45.756cm" svg:y1="10.686cm" svg:x2="45.754cm" svg:y2="9.13cm" draw:start-shape="id18" draw:start-glue-point="0" draw:end-shape="id19" draw:end-glue-point="2" svg:d="M45756 10686v-878h-2v-678" svg:viewBox="0 0 3 1557">
          <text:p/>
        </draw:connector>
        <draw:connector draw:style-name="gr7" draw:text-style-name="P9" draw:layer="layout" svg:x1="45.754cm" svg:y1="6.93cm" svg:x2="45.76cm" svg:y2="5.292cm" draw:start-shape="id19" draw:start-glue-point="0" draw:end-shape="id20" draw:end-glue-point="2" svg:d="M45754 6930v-819h6v-819" svg:viewBox="0 0 7 1639">
          <text:p/>
        </draw:connector>
        <draw:connector draw:style-name="gr7" draw:text-style-name="P9" draw:layer="layout" draw:line-skew="1.705cm" svg:x1="45.754cm" svg:y1="6.93cm" svg:x2="29.487cm" svg:y2="1.936cm" draw:start-shape="id19" draw:start-glue-point="0" draw:end-shape="id21" draw:end-glue-point="2" svg:d="M45754 6930v-779h-16267v-4215" svg:viewBox="0 0 16268 4995">
          <text:p/>
        </draw:connector>
        <draw:line draw:style-name="gr31" draw:text-style-name="P9" draw:layer="layout" svg:x1="33.867cm" svg:y1="6.131cm" svg:x2="34.185cm" svg:y2="6.131cm">
          <text:p/>
        </draw:line>
        <draw:connector draw:style-name="gr7" draw:text-style-name="P9" draw:layer="layout" draw:line-skew="-2.251cm" svg:x1="43.444cm" svg:y1="4.063cm" svg:x2="34.027cm" svg:y2="9.734cm" draw:end-shape="id9" draw:end-glue-point="4" svg:d="M43444 4063v294h-9417v5377" svg:viewBox="0 0 9418 5672">
          <text:p/>
        </draw:connector>
        <draw:frame draw:style-name="gr32" draw:text-style-name="P19" draw:layer="layout" svg:width="9.842cm" svg:height="1.344cm" svg:x="31.327cm" svg:y="0.208cm">
          <draw:text-box>
            <text:p><text:span text:style-name="T1">mpx.o</text:span><text:span text:style-name="T1">ptimiz</text:span><text:span text:style-name="T1">er_up</text:span><text:span text:style-name="T1">dat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0.96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08T09:44:16.133845075</meta:creation-date>
    <dc:date>2025-05-22T15:14:12.435118190</dc:date>
    <meta:editing-duration>P2DT7H37M7S</meta:editing-duration>
    <meta:editing-cycles>99</meta:editing-cycles>
    <meta:generator>LibreOffice/25.2.3.2$Linux_X86_64 LibreOffice_project/520$Build-2</meta:generator>
    <meta:print-date>2025-05-22T14:39:25.246062162</meta:print-date>
    <meta:printed-by>PDF files</meta:printed-by>
    <meta:document-statistic meta:object-count="63"/>
  </office:meta>
</office:document-meta>
</file>